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oadmap with Your Books</text:h>
      <text:h text:style-name="Heading_20_3" text:outline-level="3">🟢 Phase 1: Foundation &amp; Engineering Mindset</text:h>
      <text:list text:style-name="L1">
        <text:list-item>
          <text:p text:style-name="P1"><text:span text:style-name="Strong_20_Emphasis">Clean Code – Robert C. Martin</text:span></text:p>
          <text:list>
            <text:list-item>
              <text:p text:style-name="P1"><text:span text:style-name="Strong_20_Emphasis">কেন:</text:span> ভালো কোডিং প্র্যাকটিস, maintainability, readability — এগুলো ছাড়া আপনি কখনো বড় সিস্টেম sustain করতে পারবেন না।</text:p>
            </text:list-item>
            <text:list-item>
              <text:p text:style-name="P1"><text:span text:style-name="Strong_20_Emphasis">Practice:</text:span> নিজের লেখা backend কোডে refactor করুন (naming, functions ছোট রাখা, test coverage)।</text:p>
            </text:list-item>
          </text:list>
        </text:list-item>
        <text:list-item>
          <text:p text:style-name="P1"><text:span text:style-name="Strong_20_Emphasis">HTTP: The Definitive Guide</text:span></text:p>
          <text:list>
            <text:list-item>
              <text:p text:style-name="P1"><text:span text:style-name="Strong_20_Emphasis">কেন:</text:span> Backend engineer হিসেবে HTTP প্রোটোকল না জানলে কিছুই বোঝা যায় না। Request/response lifecycle, caching headers, status codes, cookies, security basics (CORS, TLS)।</text:p>
            </text:list-item>
            <text:list-item>
              <text:p text:style-name="P1"><text:span text:style-name="Strong_20_Emphasis">Practice:</text:span> Wireshark/Postman দিয়ে raw HTTP request/response inspect করুন। নিজের হাতে socket-level এ একটা ছোট HTTP server লিখুন (Node.js এর net module দিয়ে)।</text:p>
            </text:list-item>
          </text:list>
        </text:list-item>
      </text:list>
      <text:p text:style-name="Horizontal_20_Line"/>
      <text:h text:style-name="Heading_20_3" text:outline-level="3">🟡 Phase 2: Core Backend &amp; Performance</text:h>
      <text:list text:style-name="L2">
        <text:list-item>
          <text:p text:style-name="P2"><text:span text:style-name="Strong_20_Emphasis">Hands-On JavaScript High Performance</text:span></text:p>
        </text:list-item>
        <text:list-item>
          <text:p text:style-name="P2"><text:span text:style-name="Strong_20_Emphasis">Node.js High Performance</text:span></text:p>
        </text:list-item>
        <text:list-item>
          <text:p text:style-name="P2"><text:span text:style-name="Strong_20_Emphasis">Mastering Node.js</text:span></text:p>
        </text:list-item>
        <text:list-item>
          <text:p text:style-name="P2"><text:span text:style-name="Strong_20_Emphasis">Practical Node.js (2nd Edition)</text:span></text:p>
          <text:list>
            <text:list-item>
              <text:p text:style-name="P2"><text:span text:style-name="Strong_20_Emphasis">কেন:</text:span> Node.js ecosystem backend এর জন্য lightweight এবং scalable। Performance tuning, event loop, async I/O, clustering, worker threads শিখবেন।</text:p>
            </text:list-item>
            <text:list-item>
              <text:p text:style-name="P2"><text:span text:style-name="Strong_20_Emphasis">Practice:</text:span></text:p>
              <text:list>
                <text:list-item>
                  <text:p text:style-name="P2">ছোট URL shortener বানান (scalable architecture দিয়ে)।</text:p>
                </text:list-item>
                <text:list-item>
                  <text:p text:style-name="P2">Load test করুন (wrk, autocannon দিয়ে) এবং bottleneck বের করুন।</text:p>
                </text:list-item>
                <text:list-item>
                  <text:p text:style-name="P2">Cluster mode vs single-thread compare করুন।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🔵 Phase 3: Web Servers &amp; Reverse Proxy</text:h>
      <text:list text:style-name="L3">
        <text:list-item>
          <text:p text:style-name="P3"><text:span text:style-name="Strong_20_Emphasis">Mastering NGINX</text:span></text:p>
          <text:list>
            <text:list-item>
              <text:p text:style-name="P3"><text:span text:style-name="Strong_20_Emphasis">কেন:</text:span> Backend scale করতে হলে web server (NGINX/Apache) এর ভিতরের কাজ বুঝতে হবে। Reverse proxy, load balancing, caching, rate limiting, SSL termination— সব বাস্তবে লাগে।</text:p>
            </text:list-item>
            <text:list-item>
              <text:p text:style-name="P3"><text:soft-page-break/><text:span text:style-name="Strong_20_Emphasis">Practice:</text:span></text:p>
              <text:list>
                <text:list-item>
                  <text:p text:style-name="P3">Static files serve করুন NGINX দিয়ে।</text:p>
                </text:list-item>
                <text:list-item>
                  <text:p text:style-name="P3">Node.js API এর জন্য reverse proxy সেটআপ করুন।</text:p>
                </text:list-item>
                <text:list-item>
                  <text:p text:style-name="P3">Load balancing experiment করুন (round-robin, IP hash)।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🟣 Phase 4: Data &amp; Caching</text:h>
      <text:list text:style-name="L4">
        <text:list-item>
          <text:p text:style-name="P4"><text:span text:style-name="Strong_20_Emphasis">Redis for Dummies</text:span></text:p>
        </text:list-item>
        <text:list-item>
          <text:p text:style-name="P4"><text:span text:style-name="Strong_20_Emphasis">Caching at Scale with Redis</text:span> (দুইটা version)</text:p>
          <text:list>
            <text:list-item>
              <text:p text:style-name="P4"><text:span text:style-name="Strong_20_Emphasis">কেন:</text:span> Scalability = caching। Session store, pub/sub, distributed locking, rate limiting, leaderboard system সব Redis দিয়ে হয়।</text:p>
            </text:list-item>
            <text:list-item>
              <text:p text:style-name="P4"><text:span text:style-name="Strong_20_Emphasis">Practice:</text:span></text:p>
              <text:list>
                <text:list-item>
                  <text:p text:style-name="P4">Redis দিয়ে session caching implement করুন।</text:p>
                </text:list-item>
                <text:list-item>
                  <text:p text:style-name="P4">API caching করুন (e.g. external weather API)।</text:p>
                </text:list-item>
                <text:list-item>
                  <text:p text:style-name="P4">Pub/Sub দিয়ে real-time chat তৈরি করুন।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🔴 Phase 5: Systems &amp; Architecture</text:h>
      <text:list text:style-name="L5">
        <text:list-item>
          <text:p text:style-name="P5"><text:span text:style-name="Strong_20_Emphasis">Designing Data-Intensive Applications – Martin Kleppmann</text:span></text:p>
        </text:list-item>
      </text:list>
      <text:list text:style-name="L6">
        <text:list-item>
          <text:p text:style-name="P6"><text:span text:style-name="Strong_20_Emphasis">কেন:</text:span> এটা backend bible। Reliable, scalable, maintainable system বানাতে কীভাবে database, distributed log, consistency model কাজ করে সেটা deep dive করে।</text:p>
        </text:list-item>
        <text:list-item>
          <text:p text:style-name="P6"><text:span text:style-name="Strong_20_Emphasis">Practice:</text:span></text:p>
          <text:list>
            <text:list-item>
              <text:p text:style-name="P6">CAP theorem, Eventual consistency এর example implement করুন।</text:p>
            </text:list-item>
            <text:list-item>
              <text:p text:style-name="P6">Kafka + Redis দিয়ে event-driven ছোট architecture বানান।</text:p>
            </text:list-item>
          </text:list>
        </text:list-item>
      </text:list>
      <text:list text:style-name="L7">
        <text:list-item>
          <text:p text:style-name="P7"><text:span text:style-name="Strong_20_Emphasis">Distributed Systems with Node.js</text:span></text:p>
        </text:list-item>
      </text:list>
      <text:list text:style-name="L8">
        <text:list-item>
          <text:p text:style-name="P8"><text:span text:style-name="Strong_20_Emphasis">কেন:</text:span> System design concepts apply করতে শিখবেন (queue, microservices, resilience)।</text:p>
        </text:list-item>
        <text:list-item>
          <text:p text:style-name="P8"><text:span text:style-name="Strong_20_Emphasis">Practice:</text:span> API gateway + microservices + message queue (RabbitMQ/Kafka) দিয়ে prototype বানান।</text:p>
        </text:list-item>
      </text:list>
      <text:list text:style-name="L9">
        <text:list-item>
          <text:p text:style-name="P9"><text:span text:style-name="Strong_20_Emphasis">Microservices: Building Scalable Software</text:span></text:p>
        </text:list-item>
      </text:list>
      <text:list text:style-name="L10">
        <text:list-item>
          <text:p text:style-name="P10"><text:span text:style-name="Strong_20_Emphasis">কেন:</text:span> Monolith vs Microservices বুঝবেন, boundary design, communication patterns (REST, gRPC, message queue)।</text:p>
        </text:list-item>
        <text:list-item>
          <text:p text:style-name="P10"><text:span text:style-name="Strong_20_Emphasis">Practice:</text:span> Inventory system কে monolith → microservice আর্কিটেকচারে ভাগ করে ফেলুন।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8T16:43:42.147553800</meta:creation-date>
    <dc:date>2025-08-18T16:44:10.196597900</dc:date>
    <meta:editing-duration>PT28S</meta:editing-duration>
    <meta:editing-cycles>1</meta:editing-cycles>
    <meta:document-statistic meta:table-count="0" meta:image-count="0" meta:object-count="0" meta:page-count="2" meta:paragraph-count="45" meta:word-count="409" meta:character-count="2498" meta:non-whitespace-character-count="2170"/>
    <meta:generator>LibreOffice/25.2.5.2$Windows_X86_64 LibreOffice_project/03d19516eb2e1dd5d4ccd751a0d6f35f35e08022</meta:generator>
  </office:meta>
</office:document-meta>
</file>